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6e8" officeooo:paragraph-rsid="000676e8"/>
    </style:style>
    <style:style style:name="P2" style:family="paragraph" style:parent-style-name="Standard">
      <style:text-properties fo:font-weight="bold" officeooo:rsid="000676e8" officeooo:paragraph-rsid="000676e8" style:font-weight-asian="bold" style:font-weight-complex="bold"/>
    </style:style>
    <style:style style:name="P3" style:family="paragraph" style:parent-style-name="Standard">
      <style:text-properties fo:font-weight="bold" officeooo:rsid="000a2247" officeooo:paragraph-rsid="000a2247" style:font-weight-asian="bold" style:font-weight-complex="bold"/>
    </style:style>
    <style:style style:name="P4" style:family="paragraph" style:parent-style-name="Standard">
      <style:text-properties officeooo:rsid="000676e8" officeooo:paragraph-rsid="000676e8"/>
    </style:style>
    <style:style style:name="P5" style:family="paragraph" style:parent-style-name="Standard">
      <style:text-properties officeooo:rsid="000a2247" officeooo:paragraph-rsid="000a2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sitos</text:p>
      <text:p text:style-name="P1"/>
      <text:p text:style-name="P1">* O sistema deve cadastrar os usuários;</text:p>
      <text:p text:style-name="P1">* O sistema deve cadastrar apartamentos, o novo apartamento cadastrado deve ser vinculado a um usuário;</text:p>
      <text:p text:style-name="P1">* O sistema deve permitir que o usuário reserve um apartamento, com a data de inicio e fim.</text:p>
      <text:p text:style-name="P1"/>
      <text:p text:style-name="P1">Tabelas que devem ser criadas</text:p>
      <text:p text:style-name="P1">- users // usuarios</text:p>
      <text:p text:style-name="P1">- apartments // apartamentos</text:p>
      <text:p text:style-name="P1">- bookings //reservas</text:p>
      <text:p text:style-name="P1"/>
      <text:p text:style-name="P2">Perfis de usuários</text:p>
      <text:p text:style-name="P1"/>
      <text:p text:style-name="P1">* Cliente: o usuário que pode reservar um apartamentos;</text:p>
      <text:p text:style-name="P1">* Proprietário: o usuário que pode cadastrar apartamentos;</text:p>
      <text:p text:style-name="P1">* Todo cliente pode vir a ser um proprietário e todo proprietário pode vir a serv</text:p>
      <text:p text:style-name="P1"/>
      <text:p text:style-name="P3">Arquitetura</text:p>
      <text:p text:style-name="P5"/>
      <text:p text:style-name="P1">O sistema deve funcionar na nuvem com o banco de dados na mesma instância, ou não, do servidor de aplicaçã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0:05:04.227945406</meta:creation-date>
    <meta:editing-duration>PT1M10S</meta:editing-duration>
    <meta:editing-cycles>3</meta:editing-cycles>
    <meta:generator>LibreOffice/6.4.5.2$Linux_X86_64 LibreOffice_project/40$Build-2</meta:generator>
    <dc:date>2020-09-16T10:06:12.069290103</dc:date>
    <meta:document-statistic meta:table-count="0" meta:image-count="0" meta:object-count="0" meta:page-count="1" meta:paragraph-count="14" meta:word-count="115" meta:character-count="671" meta:non-whitespace-character-count="570"/>
  </office:meta>
</office:document-meta>
</file>